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</office:automatic-styles>
  <office:body>
    <office:text text:use-soft-page-breaks="true">
      <text:p text:style-name="P1">CAPAS TCP/IP – OSI</text:p>
      <text:p text:style-name="Standard"/>
      <text:p text:style-name="Standard">Hay 5 capas TCP/IP (Aplicación, Transporte, Red, Enlace de datos y Física).</text:p>
      <text:p text:style-name="Standard">Hay 7 capas OSI (Aplicación, Presentación, Sesión, Transporte, Red, Enlace de datos y Física).</text:p>
      <text:p text:style-name="Standard"/>
      <text:p text:style-name="Standard">Estas capas se utilizan cuando dos se<text:s/>equipos se quieren comunicar, el equipo origen crea el mensaje, lo encapsula y lo envía al equipo destino, el equipo destino des encapsula el paquete y recibe el mensaje, aunque el mensaje inicial tenga un tamaño muy pequeño al encapsularlo el equipo destino recibe un paquete de mayor tamaño que el inicial.<text:s/>Cada capa va encapsulando el paquete cada vez más.</text:p>
      <text:p text:style-name="Standard"/>
      <text:p text:style-name="P2">TCP – UDP</text:p>
      <text:p text:style-name="Standard"/>
      <text:p text:style-name="Standard">Se utiliza mayormente TCP.</text:p>
      <text:p text:style-name="Standard">TCP se asegura de que el paquete ha llegado a su destino.</text:p>
      <text:p text:style-name="Standard">UDP no garantiza que el paquete haya llegado a su destino.</text:p>
      <text:p text:style-name="Standard"/>
      <text:p text:style-name="P3">PUERTOS</text:p>
      <text:p text:style-name="Standard"/>
      <text:p text:style-name="Standard">Cada pestaña que tenemos abierto en el navegador esta asignada a un puerto diferente, a estos se les llama puerto efímero, son temporales.</text:p>
      <text:p text:style-name="Standard"/>
      <text:p text:style-name="P4">NAT – PAT</text:p>
      <text:p text:style-name="Standard"/>
      <text:p text:style-name="Standard">NAT crea una red de direcciones privadas y lo conecta a una publica.</text:p>
      <text:p text:style-name="Standard">PAT que todos los dispositivos tengan la misma IP públic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istrator</dc:creator>
    <meta:creation-date>2021-09-14T12:21:00Z</meta:creation-date>
    <dc:date>2021-09-14T16:43:00Z</dc:date>
    <meta:template xlink:href="Normal" xlink:type="simple"/>
    <meta:editing-cycles>3</meta:editing-cycles>
    <meta:editing-duration>PT1320S</meta:editing-duration>
    <meta:document-statistic meta:page-count="1" meta:paragraph-count="2" meta:word-count="159" meta:character-count="1033" meta:row-count="7" meta:non-whitespace-character-count="876"/>
  </office:meta>
</office:document-meta>
</file>